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10a6" officeooo:paragraph-rsid="001010a6"/>
    </style:style>
    <style:style style:name="P2" style:family="paragraph" style:parent-style-name="Standard">
      <style:text-properties fo:font-size="14pt" officeooo:rsid="001010a6" officeooo:paragraph-rsid="001010a6" style:font-size-asian="14pt" style:font-size-complex="14p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1010a6" officeooo:paragraph-rsid="001010a6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010a6" officeooo:paragraph-rsid="001010a6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010a6" officeooo:paragraph-rsid="00120277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20277" officeooo:paragraph-rsid="00120277"/>
    </style:style>
    <style:style style:name="T1" style:family="text">
      <style:text-properties officeooo:rsid="001202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eb application for vocabulary practice</text:span> – Arely, Cornelius, Ildus, Lily, Stefanie</text:p>
      <text:p text:style-name="P1"/>
      <text:p text:style-name="P1">Two modes:</text:p>
      <text:p text:style-name="P1"><text:tab/>-practice and test </text:p>
      <text:p text:style-name="P1"/>
      <text:p text:style-name="P2">practice: </text:p>
      <text:p text:style-name="P1">Show the text of the workbook that corresponds to the vocabulary the student wants to practice. Mark up those words that he is supposed to learn e.g. with color. Provide a translation of the words for example via a mouseover</text:p>
      <text:p text:style-name="P1"/>
      <text:p text:style-name="P1">test: fill-in-the blank exercise</text:p>
      <text:p text:style-name="P1"><text:tab/>-present the sentence, the word was introduced in</text:p>
      <text:p text:style-name="P1"><text:tab/>-possibly two kinds of test: 1 trial or several given the chance to correct</text:p>
      <text:p text:style-name="P1"/>
      <text:p text:style-name="P1">kinds of feedback we could give:</text:p>
      <text:p text:style-name="P1">- sounds similar by taking implementation of soundex</text:p>
      <text:p text:style-name="P1">- similar meaning (WordNet and/or distributional semantics)</text:p>
      <text:p text:style-name="P1">- spelling error (API?, levenshtein distance)</text:p>
      <text:p text:style-name="P1">-grammar mistake:</text:p>
      <text:p text:style-name="P1"><text:tab/>- missing 3rd person singular s</text:p>
      <text:p text:style-name="P1"><text:tab/>-incorrect irregular<text:tab/></text:p>
      <text:p text:style-name="P1"/>
      <text:p text:style-name="P1">question: use non-base form occurences of the word? Maybe if the word was correct once...</text:p>
      <text:p text:style-name="P1"/>
      <text:p text:style-name="P1">context:</text:p>
      <text:p text:style-name="P1">- try to vary the context</text:p>
      <text:p text:style-name="P1">-use sentences from other modules as context</text:p>
      <text:p text:style-name="P3">- sentences have to be checked for unknown vocabulary</text:p>
      <text:p text:style-name="P3">-sentences have to be checked for unknown grammatical constructions </text:p>
      <text:p text:style-name="P3"/>
      <text:p text:style-name="P3"/>
      <text:p text:style-name="P4">Learner modelling:</text:p>
      <text:p text:style-name="P4">- keep track of known words</text:p>
      <text:p text:style-name="P4">- keep track of correct vs. Incorrect</text:p>
      <text:p text:style-name="P5">-keep track of known modules</text:p>
      <text:p text:style-name="P5">- <text:span text:style-name="T1">keep track of kind of mistakes the student makes?</text:span></text:p>
      <text:p text:style-name="P5"/>
      <text:p text:style-name="P3"/>
      <text:p text:style-name="P3"/>
      <text:p text:style-name="P4"/>
      <text:p text:style-name="P4">Pos-tagger: Stanford</text:p>
      <text:p text:style-name="P5">Use of databas<text:tab/><text:span text:style-name="T1">e Derby for:</text:span></text:p>
      <text:p text:style-name="P5"><text:tab/><text:span text:style-name="T1">Word: entries: chapters, lemma, status, context sentence., first occurence...</text:span></text:p>
      <text:p text:style-name="P5"><text:tab/><text:span text:style-name="T1">Sentence: module</text:span></text:p>
      <text:p text:style-name="P5"><text:tab/><text:span text:style-name="T1">students: see learner modelling</text:span><text:tab/></text:p>
      <text:p text:style-name="P5"/>
      <text:p text:style-name="P5"/>
      <text:p text:style-name="P6">Problems:</text:p>
      <text:p text:style-name="P6"/>
      <text:p text:style-name="P6"><text:tab/>- the exercises of the textbook are not explicitly marked <text:s/>in the textfile, for the practice part we need to make sure to have only the real texts</text:p>
      <text:p text:style-name="P3"><text:tab/></text:p>
      <text:p text:style-name="P1"><text:soft-page-break/><text:tab/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ie </meta:initial-creator>
    <meta:creation-date>2014-06-04T21:02:35.950375275</meta:creation-date>
    <dc:date>2014-06-04T21:25:56.600572379</dc:date>
    <dc:creator>Stefanie </dc:creator>
    <meta:editing-duration>PT8M10S</meta:editing-duration>
    <meta:editing-cycles>1</meta:editing-cycles>
    <meta:generator>LibreOffice/4.1.3.2$Linux_x86 LibreOffice_project/410m0$Build-2</meta:generator>
    <meta:document-statistic meta:table-count="0" meta:image-count="0" meta:object-count="0" meta:page-count="2" meta:paragraph-count="36" meta:word-count="248" meta:character-count="1545" meta:non-whitespace-character-count="1310"/>
  </office:meta>
</office:document-meta>
</file>